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pt" style:use-optimal-row-height="true"/>
    </style:style>
    <style:style style:name="ACOL-0" style:family="table-column">
      <style:table-column-properties style:column-width="106.5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" style:family="table-cell" style:data-style-name="General">
      <style:table-cell-properties fo:background-color="#c6d9f1" fo:border-top="0.000cm none #c7c7c7" fo:border-bottom="0.071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0000" fo:font-family="Arial"/>
    </style:style>
    <style:style style:name="ACE-4" style:family="table-cell" style:data-style-name="General">
      <style:table-cell-properties fo:background-color="#c6d9f1" fo:border-top="0.000cm none #c7c7c7" fo:border-bottom="0.000cm none #c7c7c7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General">
      <style:table-cell-properties fo:background-color="#558ed5" fo:border-top="0.071cm solid #000000" fo:border-bottom="0.000cm none #c7c7c7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General">
      <style:table-cell-properties fo:background-color="#ccffff" fo:border-top="0.035cm solid #000000" fo:border-bottom="0.071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7" style:family="table-cell" style:data-style-name="General">
      <style:table-cell-properties fo:background-color="#ccffff" fo:border-top="0.035cm solid #000000" fo:border-bottom="0.071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" style:family="table-cell" style:data-style-name="General">
      <style:table-cell-properties fo:background-color="#ff8080" fo:border-top="0.071cm solid #000000" fo:border-bottom="0.035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" style:family="table-cell" style:data-style-name="General">
      <style:table-cell-properties fo:background-color="#99ccff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" style:family="table-cell" style:data-style-name="General">
      <style:table-cell-properties fo:background-color="#ccffff" fo:border-top="0.035cm solid #000000" fo:border-bottom="0.071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" style:family="table-cell" style:data-style-name="General">
      <style:table-cell-properties fo:background-color="#ccffff" fo:border-top="0.071cm solid #000000" fo:border-bottom="0.035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OL-1" style:family="table-column">
      <style:table-column-properties style:column-width="69pt" style:use-optimal-column-width="true"/>
    </style:style>
    <style:style style:name="ACOL-2" style:family="table-column">
      <style:table-column-properties style:column-width="81.75pt" style:use-optimal-column-width="true"/>
    </style:style>
    <style:style style:name="ACOL-3" style:family="table-column">
      <style:table-column-properties style:column-width="107.26pt" style:use-optimal-column-width="true"/>
    </style:style>
    <style:style style:name="ACOL-4" style:family="table-column">
      <style:table-column-properties style:column-width="93.74pt" style:use-optimal-column-width="true"/>
    </style:style>
    <style:style style:name="ACOL-5" style:family="table-column">
      <style:table-column-properties style:column-width="100.49pt" style:use-optimal-column-width="true"/>
    </style:style>
    <style:style style:name="ACOL-6" style:family="table-column">
      <style:table-column-properties style:column-width="65.25pt" style:use-optimal-column-width="true"/>
    </style:style>
    <style:style style:name="ACOL-7" style:family="table-column">
      <style:table-column-properties style:column-width="75pt" style:use-optimal-column-width="true"/>
    </style:style>
    <style:style style:name="ACOL-8" style:family="table-column">
      <style:table-column-properties style:column-width="38.24pt" style:use-optimal-column-width="true"/>
    </style:style>
    <style:style style:name="ACOL-9" style:family="table-column">
      <style:table-column-properties style:column-width="47.25pt" style:use-optimal-column-width="true"/>
    </style:style>
    <style:style style:name="ACOL-10" style:family="table-column">
      <style:table-column-properties style:column-width="47.99pt" style:use-optimal-column-width="true"/>
    </style:style>
    <style:style style:name="ACOL-11" style:family="table-column">
      <style:table-column-properties style:column-width="52.5pt" style:use-optimal-column-width="true"/>
    </style:style>
    <style:style style:name="ACOL-12" style:family="table-column">
      <style:table-column-properties style:column-width="42.01pt" style:use-optimal-column-width="true"/>
    </style:style>
    <style:style style:name="ACOL-13" style:family="table-column">
      <style:table-column-properties style:column-width="46.49pt" style:use-optimal-column-width="true"/>
    </style:style>
    <style:style style:name="ACOL-14" style:family="table-column">
      <style:table-column-properties style:column-width="51.76pt" style:use-optimal-column-width="true"/>
    </style:style>
    <style:style style:name="ACOL-15" style:family="table-column">
      <style:table-column-properties style:column-width="105pt" style:use-optimal-column-width="true"/>
    </style:style>
    <style:style style:name="ACOL-16" style:family="table-column">
      <style:table-column-properties style:column-width="162pt" style:use-optimal-column-width="true"/>
    </style:style>
    <style:style style:name="ACOL-17" style:family="table-column">
      <style:table-column-properties style:column-width="146.24pt" style:use-optimal-column-width="true"/>
    </style:style>
    <style:style style:name="ACOL-18" style:family="table-column">
      <style:table-column-properties style:column-width="87pt" style:use-optimal-column-width="true"/>
    </style:style>
    <style:style style:name="ACOL-19" style:family="table-column"/>
    <style:style style:name="AROW-1" style:family="table-row">
      <style:table-row-properties style:row-height="15pt" style:use-optimal-row-height="false"/>
    </style:style>
    <style:style style:name="AROW-2" style:family="table-row">
      <style:table-row-properties style:row-height="6.75pt" style:use-optimal-row-height="false"/>
    </style:style>
    <style:style style:name="AROW-3" style:family="table-row">
      <style:table-row-properties style:row-height="53.26pt" style:use-optimal-row-height="false"/>
    </style:style>
    <style:style style:name="AROW-4" style:family="table-row">
      <style:table-row-properties style:row-height="16.5pt" style:use-optimal-row-height="false"/>
    </style:style>
    <style:style style:name="AROW-5" style:family="table-row">
      <style:table-row-properties style:row-height="24.75pt" style:use-optimal-row-height="false"/>
    </style:style>
    <style:style style:name="AROW-6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gistro casos atendidos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1"/>
        <table:table-column table:default-cell-style-name="ACE-0" table:style-name="ACOL-8"/>
        <table:table-column table:default-cell-style-name="ACE-0" table:style-name="ACOL-9" table:number-columns-repeated="2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8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1"/>
        <table:table-column table:default-cell-style-name="ACE-0" table:style-name="ACOL-8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 table:number-columns-repeated="3"/>
        <table:table-column table:default-cell-style-name="ACE-0" table:style-name="ACOL-18"/>
        <table:table-column table:default-cell-style-name="ACE-0" table:style-name="ACOL-0" table:number-columns-repeated="998"/>
        <table:table-row table:style-name="AROW-1">
          <table:table-cell table:number-columns-spanned="26" table:number-rows-spanned="2" table:style-name="ACE-5" office:value-type="string">
            <text:p>SERVICIO JESUITA A REFUGIADOS - COLOMBIA</text:p>
          </table:table-cell>
          <table:covered-table-cell table:number-columns-repeated="25"/>
          <table:table-cell table:number-columns-repeated="998" table:style-name="ACE-0"/>
        </table:table-row>
        <table:table-row table:style-name="AROW-1">
          <table:covered-table-cell table:number-columns-repeated="26"/>
          <table:table-cell table:number-columns-repeated="998" table:style-name="ACE-0"/>
        </table:table-row>
        <table:table-row table:style-name="AROW-1">
          <table:table-cell table:number-columns-spanned="26" table:style-name="ACE-4" office:value-type="string">
            <text:p>BASE DE DATOS DE ATENCIÓN A CASOS</text:p>
          </table:table-cell>
          <table:covered-table-cell table:number-columns-repeated="25"/>
          <table:table-cell table:number-columns-repeated="998" table:style-name="ACE-0"/>
        </table:table-row>
        <table:table-row table:style-name="AROW-1">
          <table:table-cell table:number-columns-spanned="26" table:style-name="ACE-3" office:value-type="string">
            <text:p>EQUIPO: </text:p>
          </table:table-cell>
          <table:covered-table-cell table:number-columns-repeated="25"/>
          <table:table-cell table:number-columns-repeated="998" table:style-name="ACE-0"/>
        </table:table-row>
        <table:table-row table:style-name="AROW-2">
          <table:table-cell table:number-columns-repeated="8" table:style-name="ACE-2"/>
          <table:table-cell table:number-columns-spanned="12" table:style-name="ACE-2"/>
          <table:covered-table-cell table:number-columns-repeated="11"/>
          <table:table-cell table:number-columns-repeated="6" table:style-name="ACE-2"/>
          <table:table-cell table:number-columns-repeated="998" table:style-name="ACE-0"/>
        </table:table-row>
        <table:table-row table:style-name="AROW-3">
          <table:table-cell table:number-rows-spanned="3" table:style-name="ACE-1" office:value-type="string">
            <text:p>Mes</text:p>
          </table:table-cell>
          <table:table-cell table:number-rows-spanned="3" table:style-name="ACE-1" office:value-type="string">
            <text:p>Fecha de <text:s/>atención</text:p>
          </table:table-cell>
          <table:table-cell table:number-rows-spanned="3" table:style-name="ACE-1" office:value-type="string">
            <text:p>Nombres</text:p>
          </table:table-cell>
          <table:table-cell table:number-rows-spanned="3" table:style-name="ACE-1" office:value-type="string">
            <text:p>Apellidos</text:p>
          </table:table-cell>
          <table:table-cell table:number-rows-spanned="3" table:style-name="ACE-1" office:value-type="string">
            <text:p>Identificación</text:p>
          </table:table-cell>
          <table:table-cell table:number-rows-spanned="3" table:style-name="ACE-1" office:value-type="string">
            <text:p>Género</text:p>
          </table:table-cell>
          <table:table-cell table:number-rows-spanned="3" table:style-name="ACE-1" office:value-type="string">
            <text:p>Edad en fecha de atención</text:p>
          </table:table-cell>
          <table:table-cell table:number-rows-spanned="3" table:style-name="ACE-1" office:value-type="string">
            <text:p>Etnia </text:p>
          </table:table-cell>
          <table:table-cell table:number-columns-spanned="12" table:style-name="ACE-9" office:value-type="string">
            <office:annotation>
              <text:p>Incluye beneficiarios directos e indirectos.<text:line-break/>Rango de acuerdo a fecha de desplazamiento emblemático.</text:p>
            </office:annotation>
            <text:p>BENEFICIARIOS <text:s/>- Grupo Familiar</text:p>
          </table:table-cell>
          <table:covered-table-cell table:number-columns-repeated="11"/>
          <table:table-cell table:number-rows-spanned="3" table:style-name="ACE-1" office:value-type="string">
            <text:p>Derecho Vulnerado</text:p>
          </table:table-cell>
          <table:table-cell table:number-rows-spanned="3" table:style-name="ACE-1" office:value-type="string">
            <office:annotation>
              <text:p>Angelica:<text:line-break/>- Ayuda humanitaria alimntaria<text:line-break/>- Ayuda humanitaria no alimentaria <text:line-break/>- Transporte en emergicia <text:s text:c="5"/><text:line-break/>- Apoyo en salud<text:line-break/>- documentacion<text:line-break/>- Atencion sicosocial<text:line-break/></text:p>
            </office:annotation>
            <text:p>Respuesta del SJR <text:line-break/>en Asistencia Humanitaria</text:p>
          </table:table-cell>
          <table:table-cell table:number-rows-spanned="3" table:style-name="ACE-1" office:value-type="string">
            <text:p>Respuesta del SJR <text:line-break/>en Asesoría Jurídica</text:p>
          </table:table-cell>
          <table:table-cell table:number-rows-spanned="3" table:style-name="ACE-1" office:value-type="string">
            <text:p>Otros servicios y asesorías del SJR</text:p>
          </table:table-cell>
          <table:table-cell table:number-rows-spanned="3" table:style-name="ACE-1" office:value-type="string">
            <text:p>Descripción de la atención prestada</text:p>
          </table:table-cell>
          <table:table-cell table:number-rows-spanned="3" table:style-name="ACE-1" office:value-type="string">
            <text:p>Oficina</text:p>
          </table:table-cell>
          <table:table-cell table:number-columns-repeated="998" table:style-name="ACE-0"/>
        </table:table-row>
        <table:table-row table:style-name="AROW-4">
          <table:covered-table-cell table:number-columns-repeated="8"/>
          <table:table-cell table:number-columns-spanned="6" table:style-name="ACE-11" office:value-type="string">
            <text:p>EDADES HOMBRES</text:p>
          </table:table-cell>
          <table:covered-table-cell table:number-columns-repeated="5"/>
          <table:table-cell table:number-columns-spanned="6" table:style-name="ACE-8" office:value-type="string">
            <text:p>EDADES MUJERES</text:p>
          </table:table-cell>
          <table:covered-table-cell table:number-columns-repeated="11"/>
          <table:table-cell table:number-columns-repeated="998" table:style-name="ACE-0"/>
        </table:table-row>
        <table:table-row table:style-name="AROW-5">
          <table:covered-table-cell table:number-columns-repeated="8"/>
          <table:table-cell table:style-name="ACE-10" office:value-type="string">
            <text:p>0-5</text:p>
          </table:table-cell>
          <table:table-cell table:style-name="ACE-7" office:value-type="string">
            <text:p>6-12</text:p>
          </table:table-cell>
          <table:table-cell table:style-name="ACE-7" office:value-type="string">
            <text:p>13-17</text:p>
          </table:table-cell>
          <table:table-cell table:style-name="ACE-7" office:value-type="string">
            <text:p>18-26</text:p>
          </table:table-cell>
          <table:table-cell table:style-name="ACE-7" office:value-type="string">
            <text:p>27-59</text:p>
          </table:table-cell>
          <table:table-cell table:style-name="ACE-6" office:value-type="string">
            <text:p>+60</text:p>
          </table:table-cell>
          <table:table-cell table:style-name="ACE-10" office:value-type="string">
            <text:p>0-5</text:p>
          </table:table-cell>
          <table:table-cell table:style-name="ACE-7" office:value-type="string">
            <text:p>6-12</text:p>
          </table:table-cell>
          <table:table-cell table:style-name="ACE-7" office:value-type="string">
            <text:p>13-17</text:p>
          </table:table-cell>
          <table:table-cell table:style-name="ACE-7" office:value-type="string">
            <text:p>18-26</text:p>
          </table:table-cell>
          <table:table-cell table:style-name="ACE-7" office:value-type="string">
            <text:p>27-59</text:p>
          </table:table-cell>
          <table:table-cell table:style-name="ACE-6" office:value-type="string">
            <text:p>+60</text:p>
          </table:table-cell>
          <table:covered-table-cell table:number-columns-repeated="6"/>
          <table:table-cell table:number-columns-repeated="998" table:style-name="ACE-0"/>
        </table:table-row>
        <table:table-row table:style-name="AROW-0" table:number-rows-repeated="1048568">
          <table:table-cell table:number-columns-repeated="1024"/>
        </table:table-row>
        <table:named-expressions>
          <table:named-expression table:name="Print_Area" table:expression="of:=#REF!" table:base-cell-address="$'Registro casos atendidos'.$A$1"/>
          <table:named-expression table:name="Sheet_Title" table:expression="of:=&quot;Registro casos atendidos&quot;" table:base-cell-address="$'Registro casos atendidos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106.5pt" style:use-optimal-column-width="true"/>
    </style:default-style>
    <style:default-style style:family="table-row">
      <style:table-row-properties style:row-height="15pt" style:use-optimal-row-height="true"/>
    </style:default-style>
  </office:styles>
  <office:automatic-styles>
    <style:page-layout style:name="pl-0" style:page-usage="all">
      <style:page-layout-properties fo:margin-top="70.84pt" fo:margin-bottom="70.84pt" fo:margin-left="53.86pt" fo:margin-right="53.86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</office:automatic-styles>
  <office:master-styles>
    <style:master-page style:name="ta-mp-0" style:display-name="Registro casos atendidos" style:page-layout-name="pl-0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4-10T19:08:09Z</dc:date>
    <meta:generator>gnumeric/1.12.43</meta:generator>
  </office:meta>
</office:document-meta>
</file>